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 style:writing-mode="rl-tb"/>
    </style:style>
    <style:style style:name="Table2.A" style:family="table-column">
      <style:table-column-properties style:column-width="0.6153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0.574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7021in"/>
    </style:style>
    <style:style style:name="Table2.G" style:family="table-column">
      <style:table-column-properties style:column-width="0.5049in"/>
    </style:style>
    <style:style style:name="Table2.H" style:family="table-column">
      <style:table-column-properties style:column-width="0.5146in"/>
    </style:style>
    <style:style style:name="Table2.I" style:family="table-column">
      <style:table-column-properties style:column-width="0.3368in"/>
    </style:style>
    <style:style style:name="Table2.J" style:family="table-column">
      <style:table-column-properties style:column-width="0.4875in"/>
    </style:style>
    <style:style style:name="Table2.L" style:family="table-column">
      <style:table-column-properties style:column-width="0.4889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5792in" style:rel-column-width="5670*"/>
    </style:style>
    <style:style style:name="Table4.B" style:family="table-column">
      <style:table-column-properties style:column-width="0.2826in" style:rel-column-width="2767*"/>
    </style:style>
    <style:style style:name="Table4.C" style:family="table-column">
      <style:table-column-properties style:column-width="1.0486in" style:rel-column-width="10267*"/>
    </style:style>
    <style:style style:name="Table4.D" style:family="table-column">
      <style:table-column-properties style:column-width="0.6951in" style:rel-column-width="6806*"/>
    </style:style>
    <style:style style:name="Table4.E" style:family="table-column">
      <style:table-column-properties style:column-width="0.7382in" style:rel-column-width="7228*"/>
    </style:style>
    <style:style style:name="Table4.F" style:family="table-column">
      <style:table-column-properties style:column-width="0.9167in" style:rel-column-width="8975*"/>
    </style:style>
    <style:style style:name="Table4.G" style:family="table-column">
      <style:table-column-properties style:column-width="0.516in" style:rel-column-width="5052*"/>
    </style:style>
    <style:style style:name="Table4.H" style:family="table-column">
      <style:table-column-properties style:column-width="1.0785in" style:rel-column-width="10559*"/>
    </style:style>
    <style:style style:name="Table4.I" style:family="table-column">
      <style:table-column-properties style:column-width="0.8389in" style:rel-column-width="8211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fo:padding="0.0201in" fo:border="0.5pt solid #000000" style:writing-mode="page"/>
    </style:style>
    <style:style style:name="Table5" style:family="table">
      <style:table-properties style:width="6.6917in" table:align="left" style:may-break-between-rows="true" style:writing-mode="rl-tb" table:border-model="collapsing"/>
    </style:style>
    <style:style style:name="Table5.A" style:family="table-column">
      <style:table-column-properties style:column-width="1.6583in"/>
    </style:style>
    <style:style style:name="Table5.B" style:family="table-column">
      <style:table-column-properties style:column-width="1.7021in"/>
    </style:style>
    <style:style style:name="Table5.C" style:family="table-column">
      <style:table-column-properties style:column-width="0.7778in"/>
    </style:style>
    <style:style style:name="Table5.D" style:family="table-column">
      <style:table-column-properties style:column-width="0.7944in"/>
    </style:style>
    <style:style style:name="Table5.E" style:family="table-column">
      <style:table-column-properties style:column-width="1.1396in"/>
    </style:style>
    <style:style style:name="Table5.F" style:family="table-column">
      <style:table-column-properties style:column-width="0.61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56in" fo:margin-left="-0.1667in" table:align="left" style:writing-mode="rl-tb"/>
    </style:style>
    <style:style style:name="Table3.A" style:family="table-column">
      <style:table-column-properties style:column-width="0.4285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P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184in" style:rel-column-width="11593*"/>
    </style:style>
    <style:style style:name="Table17.B" style:family="table-column">
      <style:table-column-properties style:column-width="1.6014in" style:rel-column-width="15679*"/>
    </style:style>
    <style:style style:name="Table17.C" style:family="table-column">
      <style:table-column-properties style:column-width="1.7021in" style:rel-column-width="16665*"/>
    </style:style>
    <style:style style:name="Table17.D" style:family="table-column">
      <style:table-column-properties style:column-width="1.3118in" style:rel-column-width="12844*"/>
    </style:style>
    <style:style style:name="Table17.E" style:family="table-column">
      <style:table-column-properties style:column-width="0.8938in" style:rel-column-width="8754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24in" table:align="left" style:may-break-between-rows="true" style:writing-mode="rl-tb" table:border-model="collapsing"/>
    </style:style>
    <style:style style:name="Table6.A" style:family="table-column">
      <style:table-column-properties style:column-width="1.0479in"/>
    </style:style>
    <style:style style:name="Table6.B" style:family="table-column">
      <style:table-column-properties style:column-width="0.4986in"/>
    </style:style>
    <style:style style:name="Table6.C" style:family="table-column">
      <style:table-column-properties style:column-width="0.634in"/>
    </style:style>
    <style:style style:name="Table6.D" style:family="table-column">
      <style:table-column-properties style:column-width="0.4375in"/>
    </style:style>
    <style:style style:name="Table6.E" style:family="table-column">
      <style:table-column-properties style:column-width="0.8368in"/>
    </style:style>
    <style:style style:name="Table6.F" style:family="table-column">
      <style:table-column-properties style:column-width="0.8417in"/>
    </style:style>
    <style:style style:name="Table6.G" style:family="table-column">
      <style:table-column-properties style:column-width="0.9125in"/>
    </style:style>
    <style:style style:name="Table6.H" style:family="table-column">
      <style:table-column-properties style:column-width="1.483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1.0486in" style:rel-column-width="10267*"/>
    </style:style>
    <style:style style:name="Table1.B" style:family="table-column">
      <style:table-column-properties style:column-width="0.4986in" style:rel-column-width="4882*"/>
    </style:style>
    <style:style style:name="Table1.C" style:family="table-column">
      <style:table-column-properties style:column-width="0.634in" style:rel-column-width="6208*"/>
    </style:style>
    <style:style style:name="Table1.D" style:family="table-column">
      <style:table-column-properties style:column-width="0.4375in" style:rel-column-width="4283*"/>
    </style:style>
    <style:style style:name="Table1.E" style:family="table-column">
      <style:table-column-properties style:column-width="0.8368in" style:rel-column-width="8193*"/>
    </style:style>
    <style:style style:name="Table1.F" style:family="table-column">
      <style:table-column-properties style:column-width="0.8417in" style:rel-column-width="8241*"/>
    </style:style>
    <style:style style:name="Table1.G" style:family="table-column">
      <style:table-column-properties style:column-width="0.9125in" style:rel-column-width="8934*"/>
    </style:style>
    <style:style style:name="Table1.H" style:family="table-column">
      <style:table-column-properties style:column-width="1.4833in" style:rel-column-width="145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1.0486in" style:rel-column-width="10267*"/>
    </style:style>
    <style:style style:name="Table7.B" style:family="table-column">
      <style:table-column-properties style:column-width="0.4986in" style:rel-column-width="4882*"/>
    </style:style>
    <style:style style:name="Table7.C" style:family="table-column">
      <style:table-column-properties style:column-width="0.634in" style:rel-column-width="6208*"/>
    </style:style>
    <style:style style:name="Table7.D" style:family="table-column">
      <style:table-column-properties style:column-width="0.4375in" style:rel-column-width="4283*"/>
    </style:style>
    <style:style style:name="Table7.E" style:family="table-column">
      <style:table-column-properties style:column-width="0.8368in" style:rel-column-width="8193*"/>
    </style:style>
    <style:style style:name="Table7.F" style:family="table-column">
      <style:table-column-properties style:column-width="0.8417in" style:rel-column-width="8241*"/>
    </style:style>
    <style:style style:name="Table7.G" style:family="table-column">
      <style:table-column-properties style:column-width="0.9125in" style:rel-column-width="8934*"/>
    </style:style>
    <style:style style:name="Table7.H" style:family="table-column">
      <style:table-column-properties style:column-width="1.4833in" style:rel-column-width="1452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5785in" style:rel-column-width="15455*"/>
    </style:style>
    <style:style style:name="Table8.B" style:family="table-column">
      <style:table-column-properties style:column-width="2.116in" style:rel-column-width="20718*"/>
    </style:style>
    <style:style style:name="Table8.C" style:family="table-column">
      <style:table-column-properties style:column-width="0.9236in" style:rel-column-width="9043*"/>
    </style:style>
    <style:style style:name="Table8.D" style:family="table-column">
      <style:table-column-properties style:column-width="2.075in" style:rel-column-width="2031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7507in" style:rel-column-width="7350*"/>
    </style:style>
    <style:style style:name="Table9.B" style:family="table-column">
      <style:table-column-properties style:column-width="1.0063in" style:rel-column-width="9852*"/>
    </style:style>
    <style:style style:name="Table9.C" style:family="table-column">
      <style:table-column-properties style:column-width="0.4396in" style:rel-column-width="4304*"/>
    </style:style>
    <style:style style:name="Table9.D" style:family="table-column">
      <style:table-column-properties style:column-width="0.5569in" style:rel-column-width="5453*"/>
    </style:style>
    <style:style style:name="Table9.E" style:family="table-column">
      <style:table-column-properties style:column-width="0.5951in" style:rel-column-width="5827*"/>
    </style:style>
    <style:style style:name="Table9.F" style:family="table-column">
      <style:table-column-properties style:column-width="0.6854in" style:rel-column-width="6711*"/>
    </style:style>
    <style:style style:name="Table9.G" style:family="table-column">
      <style:table-column-properties style:column-width="0.9104in" style:rel-column-width="8914*"/>
    </style:style>
    <style:style style:name="Table9.H" style:family="table-column">
      <style:table-column-properties style:column-width="0.7368in" style:rel-column-width="7214*"/>
    </style:style>
    <style:style style:name="Table9.I" style:family="table-column">
      <style:table-column-properties style:column-width="1.0118in" style:rel-column-width="9910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7146in" style:rel-column-width="6996*"/>
    </style:style>
    <style:style style:name="Table10.B" style:family="table-column">
      <style:table-column-properties style:column-width="0.9576in" style:rel-column-width="9376*"/>
    </style:style>
    <style:style style:name="Table10.C" style:family="table-column">
      <style:table-column-properties style:column-width="0.9007in" style:rel-column-width="8819*"/>
    </style:style>
    <style:style style:name="Table10.D" style:family="table-column">
      <style:table-column-properties style:column-width="0.709in" style:rel-column-width="6942*"/>
    </style:style>
    <style:style style:name="Table10.E" style:family="table-column">
      <style:table-column-properties style:column-width="0.5299in" style:rel-column-width="5188*"/>
    </style:style>
    <style:style style:name="Table10.F" style:family="table-column">
      <style:table-column-properties style:column-width="0.5667in" style:rel-column-width="5548*"/>
    </style:style>
    <style:style style:name="Table10.G" style:family="table-column">
      <style:table-column-properties style:column-width="0.6521in" style:rel-column-width="6384*"/>
    </style:style>
    <style:style style:name="Table10.H" style:family="table-column">
      <style:table-column-properties style:column-width="0.7014in" style:rel-column-width="6867*"/>
    </style:style>
    <style:style style:name="Table10.I" style:family="table-column">
      <style:table-column-properties style:column-width="0.9618in" style:rel-column-width="941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691in" table:align="left" style:writing-mode="rl-tb"/>
    </style:style>
    <style:style style:name="Table11.A" style:family="table-column">
      <style:table-column-properties style:column-width="1.5181in"/>
    </style:style>
    <style:style style:name="Table11.B" style:family="table-column">
      <style:table-column-properties style:column-width="1.575in"/>
    </style:style>
    <style:style style:name="Table11.C" style:family="table-column">
      <style:table-column-properties style:column-width="1.4368in"/>
    </style:style>
    <style:style style:name="Table11.D" style:family="table-column">
      <style:table-column-properties style:column-width="1.0076in"/>
    </style:style>
    <style:style style:name="Table11.E" style:family="table-column">
      <style:table-column-properties style:column-width="1.1535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0292in" style:rel-column-width="19868*"/>
    </style:style>
    <style:style style:name="Table19.B" style:family="table-column">
      <style:table-column-properties style:column-width="2.2188in" style:rel-column-width="21724*"/>
    </style:style>
    <style:style style:name="Table19.C" style:family="table-column">
      <style:table-column-properties style:column-width="2.4451in" style:rel-column-width="23943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0188in" style:rel-column-width="29558*"/>
    </style:style>
    <style:style style:name="Table20.B" style:family="table-column">
      <style:table-column-properties style:column-width="3.6743in" style:rel-column-width="3597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7486in" style:rel-column-width="7330*"/>
    </style:style>
    <style:style style:name="Table21.B" style:family="table-column">
      <style:table-column-properties style:column-width="0.6688in" style:rel-column-width="6548*"/>
    </style:style>
    <style:style style:name="Table21.H" style:family="table-column">
      <style:table-column-properties style:column-width="0.6514in" style:rel-column-width="6378*"/>
    </style:style>
    <style:style style:name="Table21.I" style:family="table-column">
      <style:table-column-properties style:column-width="0.6118in" style:rel-column-width="5990*"/>
    </style:style>
    <style:style style:name="Table21.J" style:family="table-column">
      <style:table-column-properties style:column-width="0.6688in" style:rel-column-width="6549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7896in" style:rel-column-width="17522*"/>
    </style:style>
    <style:style style:name="Table22.B" style:family="table-column">
      <style:table-column-properties style:column-width="1.6076in" style:rel-column-width="15741*"/>
    </style:style>
    <style:style style:name="Table22.C" style:family="table-column">
      <style:table-column-properties style:column-width="1.5299in" style:rel-column-width="14979*"/>
    </style:style>
    <style:style style:name="Table22.D" style:family="table-column">
      <style:table-column-properties style:column-width="1.766in" style:rel-column-width="1729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8111in" style:rel-column-width="27524*"/>
    </style:style>
    <style:style style:name="Table23.B" style:family="table-column">
      <style:table-column-properties style:column-width="1.9132in" style:rel-column-width="18733*"/>
    </style:style>
    <style:style style:name="Table23.C" style:family="table-column">
      <style:table-column-properties style:column-width="1.9688in" style:rel-column-width="19278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1.7424in" style:rel-column-width="17060*"/>
    </style:style>
    <style:style style:name="Table24.B" style:family="table-column">
      <style:table-column-properties style:column-width="1.8083in" style:rel-column-width="17706*"/>
    </style:style>
    <style:style style:name="Table24.C" style:family="table-column">
      <style:table-column-properties style:column-width="1.8181in" style:rel-column-width="17801*"/>
    </style:style>
    <style:style style:name="Table24.D" style:family="table-column">
      <style:table-column-properties style:column-width="1.3243in" style:rel-column-width="12968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6451in" style:rel-column-width="25899*"/>
    </style:style>
    <style:style style:name="Table25.B" style:family="table-column">
      <style:table-column-properties style:column-width="2.7444in" style:rel-column-width="26872*"/>
    </style:style>
    <style:style style:name="Table25.C" style:family="table-column">
      <style:table-column-properties style:column-width="1.3035in" style:rel-column-width="12764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6451in" style:rel-column-width="25899*"/>
    </style:style>
    <style:style style:name="Table26.B" style:family="table-column">
      <style:table-column-properties style:column-width="2.7444in" style:rel-column-width="26872*"/>
    </style:style>
    <style:style style:name="Table26.C" style:family="table-column">
      <style:table-column-properties style:column-width="1.3035in" style:rel-column-width="12764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17in" table:align="left" style:writing-mode="rl-tb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2.1729in"/>
    </style:style>
    <style:style style:name="Table12.C" style:family="table-column">
      <style:table-column-properties style:column-width="0.9319in"/>
    </style:style>
    <style:style style:name="Table12.D" style:family="table-column">
      <style:table-column-properties style:column-width="0.9521in"/>
    </style:style>
    <style:style style:name="Table12.E" style:family="table-column">
      <style:table-column-properties style:column-width="0.742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1972in" style:rel-column-width="31305*"/>
    </style:style>
    <style:style style:name="Table13.B" style:family="table-column">
      <style:table-column-properties style:column-width="3.4958in" style:rel-column-width="34230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officeooo:rsid="0023d7ad" officeooo:paragraph-rsid="0023d7ad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23d7ad" officeooo:paragraph-rsid="0023d7ad" style:font-name-complex="B Nazanin1"/>
    </style:style>
    <style:style style:name="P27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be" officeooo:paragraph-rsid="001fd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3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4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6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38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39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40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41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42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3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4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5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6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7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48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49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50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51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2" style:family="paragraph" style:parent-style-name="mine">
      <style:paragraph-properties fo:text-align="center" style:justify-single-word="false"/>
      <style:text-properties officeooo:rsid="00247b67" officeooo:paragraph-rsid="00247b67"/>
    </style:style>
    <style:style style:name="P53" style:family="paragraph" style:parent-style-name="mine">
      <style:paragraph-properties fo:text-align="center" style:justify-single-word="false"/>
      <style:text-properties officeooo:rsid="002512f7" officeooo:paragraph-rsid="002512f7"/>
    </style:style>
    <style:style style:name="P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officeooo:rsid="0023d7a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L"/>
        <table:table-column table:style-name="Table2.H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32">میزان مهارت</text:p>
          </table:table-cell>
          <table:table-cell table:style-name="Table2.A1" office:value-type="string">
            <text:p text:style-name="P32">حقوق ماهانه</text:p>
          </table:table-cell>
          <table:table-cell table:style-name="Table2.A1" office:value-type="string">
            <text:p text:style-name="P32">مدرک تحصیلی</text:p>
          </table:table-cell>
          <table:table-cell table:style-name="Table2.A1" office:value-type="string">
            <text:p text:style-name="P32">سمت</text:p>
          </table:table-cell>
          <table:table-cell table:style-name="Table2.A1" office:value-type="string">
            <text:p text:style-name="P32">دپارتمان</text:p>
          </table:table-cell>
          <table:table-cell table:style-name="Table2.A1" office:value-type="string">
            <text:p text:style-name="P32">عکس پروفایل</text:p>
          </table:table-cell>
          <table:table-cell table:style-name="Table2.A1" office:value-type="string">
            <text:p text:style-name="P41">رمز عبور</text:p>
          </table:table-cell>
          <table:table-cell table:style-name="Table2.M1" office:value-type="string">
            <text:p text:style-name="P42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32">نام</text:p>
          </table:table-cell>
          <table:table-cell table:style-name="Table4.A1" office:value-type="string">
            <text:p text:style-name="P32">نام خانوادگی</text:p>
          </table:table-cell>
          <table:table-cell table:style-name="Table4.A1" office:value-type="string">
            <text:p text:style-name="P32">جنسیت</text:p>
          </table:table-cell>
          <table:table-cell table:style-name="Table4.A1" office:value-type="string">
            <text:p text:style-name="P32">موجودی</text:p>
          </table:table-cell>
          <table:table-cell table:style-name="Table4.A1" office:value-type="string">
            <text:p text:style-name="P32">تلفن همراه</text:p>
          </table:table-cell>
          <table:table-cell table:style-name="Table4.A1" office:value-type="string">
            <text:p text:style-name="P32">ایمیل</text:p>
          </table:table-cell>
          <table:table-cell table:style-name="Table4.A1" office:value-type="string">
            <text:p text:style-name="P42">زمان ثبت نام</text:p>
          </table:table-cell>
          <table:table-cell table:style-name="Table4.I1" office:value-type="string">
            <text:p text:style-name="P53">تاریخ تولد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7">کد رهگیری</text:p>
          </table:table-cell>
          <table:table-cell table:style-name="Table5.A1" office:value-type="string">
            <text:p text:style-name="P29">شماره کارت</text:p>
          </table:table-cell>
          <table:table-cell table:style-name="Table5.A1" office:value-type="string">
            <text:p text:style-name="P30">مبلغ</text:p>
          </table:table-cell>
          <table:table-cell table:style-name="Table5.A1" office:value-type="string">
            <text:p text:style-name="P27">زمان</text:p>
          </table:table-cell>
          <table:table-cell table:style-name="Table5.A1" office:value-type="string">
            <text:p text:style-name="P27">وضعیت</text:p>
          </table:table-cell>
          <table:table-cell table:style-name="Table5.F1" office:value-type="string">
            <text:p text:style-name="P27">نوع</text:p>
          </table:table-cell>
        </table:table-row>
      </table:table>
      <text:p text:style-name="P1"/>
      <text:p text:style-name="P45">راننده</text:p>
      <table:table table:name="Table3" table:style-name="Table3">
        <table:table-column table:style-name="Table3.A" table:number-columns-repeated="16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3">نام</text:p>
          </table:table-cell>
          <table:table-cell table:style-name="Table3.A1" office:value-type="string">
            <text:p text:style-name="P33">نام خانوادگی</text:p>
          </table:table-cell>
          <table:table-cell table:style-name="Table3.A1" office:value-type="string">
            <text:p text:style-name="P33"><text:s/>تاریخ تولد</text:p>
          </table:table-cell>
          <table:table-cell table:style-name="Table3.A1" office:value-type="string">
            <text:p text:style-name="P33">شماره ملی</text:p>
          </table:table-cell>
          <table:table-cell table:style-name="Table3.A1" office:value-type="string">
            <text:p text:style-name="P33">جنسیت</text:p>
          </table:table-cell>
          <table:table-cell table:style-name="Table3.A1" office:value-type="string">
            <text:p text:style-name="P33">موجودی</text:p>
          </table:table-cell>
          <table:table-cell table:style-name="Table3.A1" office:value-type="string">
            <text:p text:style-name="P33">شماره شبا</text:p>
          </table:table-cell>
          <table:table-cell table:style-name="Table3.A1" office:value-type="string">
            <text:p text:style-name="P33">شماره تلفن</text:p>
          </table:table-cell>
          <table:table-cell table:style-name="Table3.A1" office:value-type="string">
            <text:p text:style-name="P33">کد<text:span text:style-name="T1"> </text:span>معرف<text:span text:style-name="T1">ی</text:span></text:p>
          </table:table-cell>
          <table:table-cell table:style-name="Table3.A1" office:value-type="string">
            <text:p text:style-name="P33">ناتوانی</text:p>
          </table:table-cell>
          <table:table-cell table:style-name="Table3.A1" office:value-type="string">
            <text:p text:style-name="P33">عکس پروفایل</text:p>
          </table:table-cell>
          <table:table-cell table:style-name="Table3.A1" office:value-type="string">
            <text:p text:style-name="P33">عکس گواهینامه</text:p>
          </table:table-cell>
          <table:table-cell table:style-name="Table3.A1" office:value-type="string">
            <text:p text:style-name="P33">عکس کارت ملی</text:p>
          </table:table-cell>
          <table:table-cell table:style-name="Table3.A1" office:value-type="string">
            <text:p text:style-name="P43">زمان ثبت نام</text:p>
          </table:table-cell>
          <table:table-cell table:style-name="Table3.P1" office:value-type="string">
            <text:p text:style-name="P52">مختصات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4"><text:span text:style-name="T6">کلید خارجی به کدپرسنلی</text:span></text:p><text:p text:style-name="P55"><text:span text:style-name="T6">در جدول کارمند</text:span></text:p><text:p text:style-name="P55"><text:span text:style-name="T6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1">شناسه رانند<office:annotation loext:resolved="false"><dc:creator>Unknown Author</dc:creator><dc:date>2024-02-19T20:38:19.326765731</dc:date><text:p text:style-name="P54"><text:span text:style-name="T6">کلید خارجی به شناسه</text:span></text:p><text:p text:style-name="P55"><text:span text:style-name="T6">در جدول راننده</text:span></text:p><text:p text:style-name="P55"><text:span text:style-name="T6">همچنین در دو جدول بعدی </text:span></text:p></office:annotation>ه</text:p>
          </table:table-cell>
          <table:table-cell table:style-name="Table6.A1" office:value-type="string">
            <text:p text:style-name="P27">پلاک</text:p>
          </table:table-cell>
          <table:table-cell table:style-name="Table6.A1" office:value-type="string">
            <text:p text:style-name="P27">ظرفیت</text:p>
          </table:table-cell>
          <table:table-cell table:style-name="Table6.A1" office:value-type="string">
            <text:p text:style-name="P27">رنگ</text:p>
          </table:table-cell>
          <table:table-cell table:style-name="Table6.A1" office:value-type="string">
            <text:p text:style-name="P27">نام<text:span text:style-name="T4"> ماشین</text:span></text:p>
          </table:table-cell>
          <table:table-cell table:style-name="Table6.A1" office:value-type="string">
            <text:p text:style-name="P27">سال تولید</text:p>
          </table:table-cell>
          <table:table-cell table:style-name="Table6.A1" office:value-type="string">
            <text:p text:style-name="P27">نوع سوخت</text:p>
          </table:table-cell>
          <table:table-cell table:style-name="Table6.H1" office:value-type="string">
            <text:p text:style-name="P27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1">شناسه راننده</text:p>
          </table:table-cell>
          <table:table-cell table:style-name="Table1.A1" office:value-type="string">
            <text:p text:style-name="P28">پلاک</text:p>
          </table:table-cell>
          <table:table-cell table:style-name="Table1.A1" office:value-type="string">
            <text:p text:style-name="P28">ظرفیت</text:p>
          </table:table-cell>
          <table:table-cell table:style-name="Table1.A1" office:value-type="string">
            <text:p text:style-name="P28">رنگ</text:p>
          </table:table-cell>
          <table:table-cell table:style-name="Table1.A1" office:value-type="string">
            <text:p text:style-name="P28">نام<text:span text:style-name="T4"> ماشین</text:span></text:p>
          </table:table-cell>
          <table:table-cell table:style-name="Table1.A1" office:value-type="string">
            <text:p text:style-name="P28">سال تولید</text:p>
          </table:table-cell>
          <table:table-cell table:style-name="Table1.A1" office:value-type="string">
            <text:p text:style-name="P28">نوع سوخت</text:p>
          </table:table-cell>
          <table:table-cell table:style-name="Table1.H1" office:value-type="string">
            <text:p text:style-name="P28">عکس کارت ماشین</text:p>
          </table:table-cell>
        </table:table-row>
      </table:table>
      <text:p text:style-name="P5"/>
      <text:p text:style-name="P35"/>
      <text:p text:style-name="P5">بکسی باکس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1">شناسه راننده</text:p>
          </table:table-cell>
          <table:table-cell table:style-name="Table7.A1" office:value-type="string">
            <text:p text:style-name="P28">پلاک</text:p>
          </table:table-cell>
          <table:table-cell table:style-name="Table7.A1" office:value-type="string">
            <text:p text:style-name="P28">ظرفیت</text:p>
          </table:table-cell>
          <table:table-cell table:style-name="Table7.A1" office:value-type="string">
            <text:p text:style-name="P28">رنگ</text:p>
          </table:table-cell>
          <table:table-cell table:style-name="Table7.A1" office:value-type="string">
            <text:p text:style-name="P28">نام<text:span text:style-name="T4"> ماشین</text:span></text:p>
          </table:table-cell>
          <table:table-cell table:style-name="Table7.A1" office:value-type="string">
            <text:p text:style-name="P28">سال تولید</text:p>
          </table:table-cell>
          <table:table-cell table:style-name="Table7.A1" office:value-type="string">
            <text:p text:style-name="P28">نوع سوخت</text:p>
          </table:table-cell>
          <table:table-cell table:style-name="Table7.H1" office:value-type="string">
            <text:p text:style-name="P28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2">کد مشتری<office:annotation loext:resolved="false"><dc:creator>Unknown Author</dc:creator><dc:date>2024-02-16T21:07:26.015719050</dc:date><text:p text:style-name="P54"><text:span text:style-name="T6">کلید خارجی به کد مشتری در جدول درخواست سفر</text:span></text:p><text:p text:style-name="P54"><text:span text:style-name="T6">همچنین در دو جدول بعدی</text:span><text:span text:style-name="T6"> </text:span></text:p></office:annotation></text:p>
          </table:table-cell>
          <table:table-cell table:style-name="Table8.A1" office:value-type="string">
            <text:p text:style-name="P20">زمان<office:annotation loext:resolved="false"><dc:creator>Unknown Author</dc:creator><dc:date>2024-02-16T21:08:35.944222609</dc:date><text:p text:style-name="P55"><text:span text:style-name="T6">کلید خارجی به زمان درخواست در جدول درخواست سفر</text:span></text:p><text:p text:style-name="P55"><text:span text:style-name="T6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22">کد مشتری</text:p>
          </table:table-cell>
          <table:table-cell table:style-name="Table9.A1" office:value-type="string">
            <text:p text:style-name="P20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A1" office:value-type="string">
            <text:p text:style-name="P10">کمک مشتری</text:p>
          </table:table-cell>
          <table:table-cell table:style-name="Table9.A1" office:value-type="string">
            <text:p text:style-name="P17">شهر مقصد</text:p>
          </table:table-cell>
          <table:table-cell table:style-name="Table9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22">کد مشتری</text:p>
          </table:table-cell>
          <table:table-cell table:style-name="Table10.A1" office:value-type="string">
            <text:p text:style-name="P20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A1" office:value-type="string">
            <text:p text:style-name="P10">ارزش کالا</text:p>
          </table:table-cell>
          <table:table-cell table:style-name="Table10.A1" office:value-type="string">
            <text:p text:style-name="P17">شهر مقصد</text:p>
          </table:table-cell>
          <table:table-cell table:style-name="Table10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34">درخواست سفر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3"><text:span text:style-name="T4">شناسه</text:span> مشتری<office:annotation loext:resolved="false"><dc:creator>Unknown Author</dc:creator><dc:date>2024-02-16T21:10:53.108890109</dc:date><text:p text:style-name="P54"><text:span text:style-name="T6">کلید خارجی به شناسه در جدول مشتری</text:span><text:span text:style-name="T6"> </text:span></text:p></office:annotation></text:p>
          </table:table-cell>
          <table:table-cell table:style-name="Table11.A1" office:value-type="string">
            <text:p text:style-name="P18">زمان درخواست</text:p>
          </table:table-cell>
          <table:table-cell table:style-name="Table11.A1" office:value-type="string">
            <text:p text:style-name="P26">مختصات مبدا</text:p>
          </table:table-cell>
          <table:table-cell table:style-name="Table11.A1" office:value-type="string">
            <text:p text:style-name="P26">شهر مبدا</text:p>
          </table:table-cell>
          <table:table-cell table:style-name="Table11.E1" office:value-type="string">
            <text:p text:style-name="P26">شهر مقصد</text:p>
          </table:table-cell>
        </table:table-row>
      </table:table>
      <text:p text:style-name="P39"/>
      <text:p text:style-name="P38"/>
      <text:p text:style-name="P40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<office:annotation loext:resolved="false"><dc:creator>Unknown Author</dc:creator><dc:date>2024-02-16T21:13:47.673071841</dc:date><text:p text:style-name="P55"><text:span text:style-name="T6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5"><text:span text:style-name="T6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40"><text:soft-page-break/></text:p>
      <text:p text:style-name="P40"/>
      <text:p text:style-name="P36">برداشت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9"><office:annotation loext:resolved="false"><dc:creator>Unknown Author</dc:creator><dc:date>2024-02-16T21:23:57.272431110</dc:date><text:p text:style-name="P54"><text:span text:style-name="T6">کلید خارجی به کد رهگیری در جدول تراکنش</text:span></text:p><text:p text:style-name="P54"><text:span text:style-name="T6">همچنین در دو جدول بعدی</text:span><text:span text:style-name="T6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4"><text:span text:style-name="T6">کلید خارجی به شناسه در جدول راننده</text:span><text:span text:style-name="T6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6"/>
      <text:p text:style-name="P36"/>
      <text:p text:style-name="P36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9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4"><text:span text:style-name="T6">کلید خارجی به شناسه در جدول مشتری</text:span><text:span text:style-name="T6"> </text:span></text:p></office:annotation><text:span text:style-name="T4">شناسه</text:span> مشتری</text:p>
          </table:table-cell>
        </table:table-row>
      </table:table>
      <text:p text:style-name="P36"/>
      <text:p text:style-name="P36"/>
      <text:p text:style-name="P36">قبول کردن سفر</text:p>
      <table:table table:name="Table21" table:style-name="Table21">
        <table:table-column table:style-name="Table21.A"/>
        <table:table-column table:style-name="Table21.B" table:number-columns-repeated="6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19"><text:span text:style-name="T4">شناسه</text:span> <office:annotation loext:resolved="false"><dc:creator>Unknown Author</dc:creator><dc:date>2024-02-16T21:36:22.420277168</dc:date><text:p text:style-name="P54"><text:span text:style-name="T6">کلید خارجی به شناسه مشتری در جدول درخواست سفر</text:span><text:span text:style-name="T6"> </text:span></text:p></office:annotation>مشتری</text:p>
          </table:table-cell>
          <table:table-cell table:style-name="Table21.A1" office:value-type="string">
            <text:p text:style-name="P19">زمان<office:annotation loext:resolved="false"><dc:creator>Unknown Author</dc:creator><dc:date>2024-02-16T21:37:08.508047485</dc:date><text:p text:style-name="P54"><text:span text:style-name="T6">کلید خارجی به زمان درخواست در جدول درخواست سفر</text:span><text:span text:style-name="T6"> </text:span></text:p></office:annotation><text:span text:style-name="T3"> درخواست</text:span></text:p>
          </table:table-cell>
          <table:table-cell table:style-name="Table21.A1" office:value-type="string">
            <text:p text:style-name="P24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4"><text:span text:style-name="T6">کلید خارجی به شناسه در جدول راننده</text:span></text:p><text:p text:style-name="P54"><text:span text:style-name="T6">همچنین در جدول بعدی</text:span><text:span text:style-name="T6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6"/>
      <text:p text:style-name="P44"><text:s/><text:tab/></text:p>
      <text:p text:style-name="P36">گزارش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"><text:span text:style-name="T4">شناسه</text:span> مشتری<office:annotation loext:resolved="false"><dc:creator>Unknown Author</dc:creator><dc:date>2024-02-16T21:38:28.142130853</dc:date><text:p text:style-name="P54"><text:span text:style-name="T6">کلید خارجی به شناسه در</text:span><text:span text:style-name="T6"> </text:span></text:p><text:p text:style-name="P54"><text:span text:style-name="T6">جدول مشتری</text:span></text:p><text:p text:style-name="P54"><text:span text:style-name="T6">همچنین در جدول بعدی</text:span><text:span text:style-name="T6"> </text:span></text:p></office:annotation></text:p>
          </table:table-cell>
          <table:table-cell table:style-name="Table22.A1" office:value-type="string">
            <text:p text:style-name="P19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6"/>
      <text:p text:style-name="P36"/>
      <text:p text:style-name="P36">آدرس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9"><text:span text:style-name="T4">شناسه</text:span> مشتری</text:p>
          </table:table-cell>
          <table:table-cell table:style-name="Table23.A1" office:value-type="string">
            <text:p text:style-name="P21">نام آدرس</text:p>
          </table:table-cell>
          <table:table-cell table:style-name="Table23.C1" office:value-type="string">
            <text:p text:style-name="P25">مشخصات</text:p>
          </table:table-cell>
        </table:table-row>
      </table:table>
      <text:p text:style-name="P36"/>
      <text:p text:style-name="P36"/>
      <text:p text:style-name="P36">مقصد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"><text:span text:style-name="T4">شن</text:span><text:span text:style-name="T4"><office:annotation loext:resolved="false"><dc:creator>Unknown Author</dc:creator><dc:date>2024-02-16T21:39:35.501288095</dc:date><text:p text:style-name="P54"><text:span text:style-name="T6">کلید خارجی به شناسه مشتری در جدول درخواست سفر</text:span></text:p><text:p text:style-name="P54"><text:span text:style-name="T6">همچنین در دو جدول بعدی</text:span><text:span text:style-name="T6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9">زمان<text:span text:style-name="T3"> در</text:span><text:span text:style-name="T3"><office:annotation loext:resolved="false"><dc:creator>Unknown Author</dc:creator><dc:date>2024-02-16T21:40:36.174545559</dc:date><text:p text:style-name="P54"><text:span text:style-name="T6">کلید خارجی به زمان درخواست در جدول درخواست سفر</text:span></text:p><text:p text:style-name="P54"><text:span text:style-name="T6">همچنین در دوجدول بعدی</text:span><text:span text:style-name="T6"> </text:span></text:p></office:annotation></text:span><text:span text:style-name="T3">خواست</text:span></text:p>
          </table:table-cell>
          <table:table-cell table:style-name="Table24.A1" office:value-type="string">
            <text:p text:style-name="P19"><text:span text:style-name="T5">مختصات</text:span> مقصد</text:p>
          </table:table-cell>
          <table:table-cell table:style-name="Table24.D1" office:value-type="string">
            <text:p text:style-name="P26">شهر مقصد</text:p>
          </table:table-cell>
        </table:table-row>
      </table:table>
      <text:p text:style-name="P36"/>
      <text:p text:style-name="P36"/>
      <text:p text:style-name="P36">نقاط قوت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9"><text:span text:style-name="T4">شناسه</text:span> مشتری</text:p>
          </table:table-cell>
          <table:table-cell table:style-name="Table25.A1" office:value-type="string">
            <text:p text:style-name="P19">زمان<text:span text:style-name="T3"> درخواست</text:span></text:p>
          </table:table-cell>
          <table:table-cell table:style-name="Table25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36">نقاط ضعف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9"><text:span text:style-name="T4">شناسه</text:span> مشتری</text:p>
          </table:table-cell>
          <table:table-cell table:style-name="Table26.A1" office:value-type="string">
            <text:p text:style-name="P19">زمان<text:span text:style-name="T3"> درخواست</text:span></text:p>
          </table:table-cell>
          <table:table-cell table:style-name="Table26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50">واریز از شرکت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48">کد پرس<office:annotation loext:resolved="false"><dc:creator>Unknown Author</dc:creator><dc:date>2024-02-23T17:36:39.687941974</dc:date><text:p text:style-name="P54"><text:span text:style-name="T6">کلید خارجی به کد پرسنلی در جدول کارمند</text:span><text:span text:style-name="T6"> </text:span></text:p></office:annotation>نلی</text:p>
          </table:table-cell>
          <table:table-cell table:style-name="Table12.A1" office:value-type="string">
            <text:p text:style-name="P48">شن<office:annotation loext:resolved="false"><dc:creator>Unknown Author</dc:creator><dc:date>2024-02-23T17:37:02.716363464</dc:date><text:p text:style-name="P54"><text:span text:style-name="T6">کلید خارجی به شناسه در جدول راننده</text:span><text:span text:style-name="T6"> </text:span></text:p></office:annotation>اسه راننده</text:p>
          </table:table-cell>
          <table:table-cell table:style-name="Table12.A1" office:value-type="string">
            <text:p text:style-name="P46">مبلغ</text:p>
          </table:table-cell>
          <table:table-cell table:style-name="Table12.A1" office:value-type="string">
            <text:p text:style-name="P46">زمان</text:p>
          </table:table-cell>
          <table:table-cell table:style-name="Table12.E1" office:value-type="string">
            <text:p text:style-name="P46"><office:annotation loext:resolved="false"><dc:creator>Unknown Author</dc:creator><dc:date>2024-02-23T17:37:22.483385586</dc:date><text:p text:style-name="P54"><text:span text:style-name="T6">پاداش از سمت شرکت یا سهم سوخت</text:span><text:span text:style-name="T6"> </text:span></text:p></office:annotation>نوع</text:p>
          </table:table-cell>
        </table:table-row>
      </table:table>
      <text:p text:style-name="P50"/>
      <text:p text:style-name="P50"/>
      <text:p text:style-name="P51">واریز جبرانی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کد ره<office:annotation loext:resolved="false"><dc:creator>Unknown Author</dc:creator><dc:date>2024-02-23T17:47:47.530250885</dc:date><text:p text:style-name="P54"><text:span text:style-name="T6">کلید خارجی به کد رهگیری در جدول تراکنش</text:span><text:span text:style-name="T6"> </text:span></text:p></office:annotation>گیری</text:p>
          </table:table-cell>
          <table:table-cell table:style-name="Table13.B1" office:value-type="string">
            <text:p text:style-name="P47"><office:annotation loext:resolved="false"><dc:creator>Unknown Author</dc:creator><dc:date>2024-02-23T17:47:38.716348224</dc:date><text:p text:style-name="P54"><text:span text:style-name="T6">کلید خارجی به شناسه در جدول راننده</text:span><text:span text:style-name="T6"> </text:span></text:p></office:annotation>شناسه راننده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25T15:47:31.061126181</dc:date>
    <meta:editing-duration>PT11H36M36S</meta:editing-duration>
    <meta:editing-cycles>23</meta:editing-cycles>
    <meta:generator>LibreOffice/7.5.5.2$Linux_X86_64 LibreOffice_project/50$Build-2</meta:generator>
    <meta:document-statistic meta:table-count="23" meta:image-count="0" meta:object-count="0" meta:page-count="2" meta:paragraph-count="164" meta:word-count="299" meta:character-count="1478" meta:non-whitespace-character-count="1339"/>
  </office:meta>
</office:document-meta>
</file>